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5cm"/>
    </style:style>
    <style:style style:name="gr2" style:family="graphic" style:parent-style-name="standard">
      <style:graphic-properties draw:stroke="none" svg:stroke-color="#000000" draw:fill="none" draw:fill-color="#ffffff" fo:min-height="2.15cm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15cm"/>
    </style:style>
    <style:style style:name="gr5" style:family="graphic" style:parent-style-name="standard">
      <style:graphic-properties draw:stroke="none" svg:stroke-color="#000000" draw:fill="none" draw:fill-color="#ffffff" fo:min-height="1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7" style:family="graphic" style:parent-style-name="standard">
      <style:graphic-properties draw:stroke="none" svg:stroke-color="#000000" draw:fill="none" draw:fill-color="#ffffff" fo:min-height="1.45cm"/>
    </style:style>
    <style:style style:name="gr8" style:family="graphic" style:parent-style-name="standard">
      <style:graphic-properties draw:stroke="none" svg:stroke-color="#000000" draw:fill="none" draw:fill-color="#ffffff" fo:min-height="3.793cm"/>
    </style:style>
    <style:style style:name="gr9" style:family="graphic" style:parent-style-name="standard">
      <style:graphic-properties draw:stroke="none" svg:stroke-color="#000000" draw:fill="none" draw:fill-color="#ffffff" fo:min-height="1.897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fo:min-height="1.15cm"/>
    </style:style>
    <style:style style:name="gr12" style:family="graphic" style:parent-style-name="standard">
      <style:graphic-properties draw:stroke="none" svg:stroke-color="#000000" draw:fill="none" draw:fill-color="#ffffff" fo:min-height="1.55cm"/>
    </style:style>
    <style:style style:name="gr13" style:family="graphic" style:parent-style-name="standard">
      <style:graphic-properties draw:stroke="none" svg:stroke-color="#000000" draw:fill="none" draw:fill-color="#ffffff" fo:min-height="0.95cm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1.55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1.55cm"/>
    </style:style>
    <style:style style:name="gr16" style:family="graphic" style:parent-style-name="standard">
      <style:graphic-properties draw:stroke="none" svg:stroke-color="#000000" draw:fill="none" draw:fill-color="#ffffff" fo:min-height="0.949cm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1.55cm"/>
    </style:style>
    <style:style style:name="P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="solid"/>
      <style:paragraph-properties fo:text-align="center"/>
      <style:text-properties fo:font-size="12pt"/>
    </style:style>
    <style:style style:name="P6" style:family="paragraph">
      <loext:graphic-properties draw:fill="none" draw:fill-color="#ffffff"/>
      <style:text-properties fo:color="#00a933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4pt" style:font-size-complex="14pt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00a933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2pt" style:font-size-asian="13pt" style:font-size-complex="13pt"/>
    </style:style>
    <style:style style:name="T6" style:family="text">
      <style:text-properties fo:font-size="12pt" fo:font-weight="bold" style:font-size-asian="13pt" style:font-weight-asian="bold" style:font-size-complex="13pt" style:font-weight-complex="bold"/>
    </style:style>
    <style:style style:name="T7" style:family="text">
      <style:text-properties fo:font-size="12pt" fo:font-weight="normal" style:font-size-asian="13pt" style:font-weight-asian="normal" style:font-size-complex="13pt" style:font-weight-complex="normal"/>
    </style:style>
    <style:style style:name="T8" style:family="text">
      <style:text-properties fo:color="#00a933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4pt" style:font-size-complex="14pt"/>
    </style:style>
    <style:style style:name="T10" style:family="text">
      <style:text-properties fo:font-size="12pt" fo:font-weight="bold" style:font-size-asian="14pt" style:font-weight-asian="bold" style:font-size-complex="14pt" style:font-weight-complex="bold"/>
    </style:style>
    <style:style style:name="T11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style:font-size-asian="14pt" style:font-weight-asian="normal" style:font-size-complex="14pt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style:font-size-asian="16pt" style:font-weight-asian="bold" style:font-size-complex="16pt" style:font-weight-complex="bold"/>
    </style:style>
    <style:style style:name="T16" style:family="text">
      <style:text-properties fo:font-size="12pt" fo:font-weight="bold" style:font-weight-asian="bold" style:font-weight-complex="bold"/>
    </style:style>
    <style:style style:name="T17" style:family="text">
      <style:text-properties fo:font-size="12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1cm" svg:height="3.1cm" svg:x="0.7cm" svg:y="1.033cm">
          <draw:text-box>
            <text:p><text:span text:style-name="T1">R</text:span><text:span text:style-name="T1">o</text:span><text:span text:style-name="T1">b</text:span><text:span text:style-name="T1">i</text:span><text:span text:style-name="T1">n</text:span></text:p>
            <text:p><text:span text:style-name="T2">H</text:span><text:span text:style-name="T2">A</text:span><text:span text:style-name="T2">B</text:span><text:span text:style-name="T2">R</text:span><text:span text:style-name="T2">A</text:span><text:span text:style-name="T2">N</text:span></text:p>
          </draw:text-box>
        </draw:frame>
        <draw:frame draw:style-name="gr1" draw:text-style-name="P3" draw:layer="layout" svg:width="11.2cm" svg:height="3.1cm" svg:x="9.6cm" svg:y="1cm">
          <draw:text-box>
            <text:p text:style-name="P2"><text:span text:style-name="T3">Demande d’alternance de </text:span></text:p>
            <text:p text:style-name="P2"><text:span text:style-name="T4">Concepteur Développeur d’Application</text:span><text:span text:style-name="T3"> </text:span></text:p>
          </draw:text-box>
        </draw:frame>
        <draw:frame draw:style-name="gr2" draw:text-style-name="P4" draw:layer="layout" svg:width="5cm" svg:height="2.4cm" svg:x="1cm" svg:y="5.3cm">
          <draw:text-box>
            <text:p/>
          </draw:text-box>
        </draw:frame>
        <draw:line draw:style-name="gr3" draw:text-style-name="P5" draw:layer="layout" svg:x1="3cm" svg:y1="3.704cm" svg:x2="18.1cm" svg:y2="3.704cm">
          <text:p/>
        </draw:line>
        <draw:frame draw:style-name="gr4" draw:text-style-name="P4" draw:layer="layout" svg:width="6.1cm" svg:height="3.4cm" svg:x="0.734cm" svg:y="4.434cm">
          <draw:text-box>
            <text:p><text:span text:style-name="T5">Permis B / A</text:span></text:p>
            <text:p><text:span text:style-name="T6"><text:a xlink:href="mailto:robinhabran@gmail.com" xlink:type="simple">robinhabran@gmail.com</text:a></text:span></text:p>
            <text:p><text:span text:style-name="T6">06.81.74.54.87</text:span></text:p>
            <text:p><text:span text:style-name="T6"/></text:p>
            <text:p><text:span text:style-name="T7">90 rue du jeu d’arc </text:span></text:p>
            <text:p><text:span text:style-name="T7">60640 Guiscard</text:span></text:p>
          </draw:text-box>
        </draw:frame>
        <draw:frame draw:style-name="gr5" draw:text-style-name="P6" draw:layer="layout" svg:width="6cm" svg:height="2.1cm" svg:x="0.7cm" svg:y="8.066cm">
          <draw:text-box>
            <text:p><text:span text:style-name="T8">DOMAINE DE COMPÉTENCE</text:span></text:p>
          </draw:text-box>
        </draw:frame>
        <draw:frame draw:style-name="gr6" draw:text-style-name="P4" draw:layer="layout" svg:width="0.502cm" svg:height="1.187cm" svg:x="1.2cm" svg:y="13.9cm">
          <draw:text-box>
            <text:p/>
          </draw:text-box>
        </draw:frame>
        <draw:frame draw:style-name="gr7" draw:text-style-name="P4" draw:layer="layout" svg:width="6.2cm" svg:height="1.7cm" svg:x="0.7cm" svg:y="9.4cm">
          <draw:text-box>
            <text:p><text:span text:style-name="T9">- Développement web</text:span></text:p>
            <text:p><text:span text:style-name="T9">- Design web</text:span></text:p>
            <text:p><text:span text:style-name="T9"/></text:p>
          </draw:text-box>
        </draw:frame>
        <draw:frame draw:style-name="gr5" draw:text-style-name="P6" draw:layer="layout" svg:width="6cm" svg:height="2.1cm" svg:x="0.734cm" svg:y="10.838cm">
          <draw:text-box>
            <text:p><text:span text:style-name="T8">LANGAGES / LOGICIELS</text:span></text:p>
          </draw:text-box>
        </draw:frame>
        <draw:frame draw:style-name="gr8" draw:text-style-name="P4" draw:layer="layout" svg:width="6.2cm" svg:height="4.517cm" svg:x="0.8cm" svg:y="12.457cm">
          <draw:text-box>
            <text:p><text:span text:style-name="T9">- JAVA / C</text:span></text:p>
            <text:p><text:span text:style-name="T9">- PHP</text:span></text:p>
            <text:p><text:span text:style-name="T9">- Javascript</text:span></text:p>
            <text:p><text:span text:style-name="T9">- SQL</text:span></text:p>
            <text:p><text:span text:style-name="T9">- HTML 5 / CSS</text:span></text:p>
            <text:p><text:span text:style-name="T10">Notion </text:span><text:span text:style-name="T9">:</text:span></text:p>
            <text:p><text:span text:style-name="T9">- Canvas</text:span></text:p>
            <text:p><text:span text:style-name="T11">Mettre les niveaux de comp.</text:span><text:span text:style-name="T9"> </text:span></text:p>
            <text:p><text:span text:style-name="T9"/></text:p>
          </draw:text-box>
        </draw:frame>
        <draw:frame draw:style-name="gr9" draw:text-style-name="P4" draw:layer="layout" svg:width="6.2cm" svg:height="2.147cm" svg:x="0.767cm" svg:y="16.422cm">
          <draw:text-box>
            <text:p><text:span text:style-name="T9">- Photoshop</text:span></text:p>
            <text:p><text:span text:style-name="T9">- After Effect</text:span></text:p>
            <text:p><text:span text:style-name="T9"/></text:p>
            <text:p><text:span text:style-name="T9"/></text:p>
          </draw:text-box>
        </draw:frame>
        <draw:frame draw:style-name="gr5" draw:text-style-name="P6" draw:layer="layout" svg:width="6cm" svg:height="2.1cm" svg:x="0.7cm" svg:y="18cm">
          <draw:text-box>
            <text:p><text:span text:style-name="T8">CENTRES D’INTERÊT</text:span></text:p>
          </draw:text-box>
        </draw:frame>
        <draw:frame draw:style-name="gr8" draw:text-style-name="P4" draw:layer="layout" svg:width="6.2cm" svg:height="4.043cm" svg:x="0.8cm" svg:y="19.094cm">
          <draw:text-box>
            <text:p><text:span text:style-name="T9">- </text:span><text:span text:style-name="T10">Sports </text:span><text:span text:style-name="T9">: </text:span><text:span text:style-name="T12">football, volleyball, boxe, musculation. </text:span></text:p>
            <text:p><text:span text:style-name="T12">- </text:span><text:span text:style-name="T10">Design </text:span><text:span text:style-name="T12">: création de maquette graphiques et animation 2d 3d, création de pages web</text:span></text:p>
            <text:p><text:span text:style-name="T9"/></text:p>
            <text:p><text:span text:style-name="T9"/></text:p>
          </draw:text-box>
        </draw:frame>
        <draw:frame draw:style-name="gr10" draw:text-style-name="P6" draw:layer="layout" svg:width="6cm" svg:height="0.9cm" svg:x="7.466cm" svg:y="4.8cm">
          <draw:text-box>
            <text:p><text:span text:style-name="T8">FORMATION</text:span></text:p>
          </draw:text-box>
        </draw:frame>
        <draw:frame draw:style-name="gr11" draw:text-style-name="P7" draw:layer="layout" svg:width="12.69cm" svg:height="1.673cm" svg:x="7.466cm" svg:y="6.033cm">
          <draw:text-box>
            <text:p><text:span text:style-name="T10">2019-2020 : </text:span><text:span text:style-name="T13">Développement web et web mobile</text:span></text:p>
            <text:p><text:span text:style-name="T11">Être plus precis sur la formation</text:span></text:p>
            <text:p><text:span text:style-name="T11"/></text:p>
          </draw:text-box>
        </draw:frame>
        <draw:frame draw:style-name="gr12" draw:text-style-name="P8" draw:layer="layout" svg:width="12.69cm" svg:height="1.8cm" svg:x="7.466cm" svg:y="7.002cm">
          <draw:text-box>
            <text:p><text:span text:style-name="T14">- Conception &amp; Développement Front/Back-end d’un site communautaire de prêt d’outillages. </text:span></text:p>
            <text:p><text:span text:style-name="T14"><text:tab/></text:span><text:span text:style-name="T14">NOYON – Novei La Manu</text:span></text:p>
          </draw:text-box>
        </draw:frame>
        <draw:frame draw:style-name="gr11" draw:text-style-name="P7" draw:layer="layout" svg:width="12.69cm" svg:height="1.4cm" svg:x="7.466cm" svg:y="9.002cm">
          <draw:text-box>
            <text:p><text:span text:style-name="T15">2018-2019 :</text:span><text:span text:style-name="T16"> </text:span><text:span text:style-name="T12">L2 Informatique</text:span></text:p>
          </draw:text-box>
        </draw:frame>
        <draw:frame draw:style-name="gr13" draw:text-style-name="P9" draw:layer="layout" svg:width="12.69cm" svg:height="1.2cm" svg:x="7.476cm" svg:y="9.802cm">
          <draw:text-box>
            <text:p><text:span text:style-name="T9">- Développement de plusieurs application jouables en Java</text:span></text:p>
            <text:p><text:span text:style-name="T9"><text:tab/></text:span><text:span text:style-name="T9">AMIENS – Faculté Jules Verne</text:span></text:p>
          </draw:text-box>
        </draw:frame>
        <draw:frame draw:style-name="gr10" draw:text-style-name="P7" draw:layer="layout" svg:width="12.69cm" svg:height="0.9cm" svg:x="7.476cm" svg:y="11.302cm">
          <draw:text-box>
            <text:p><text:span text:style-name="T15">2016-2018 :</text:span><text:span text:style-name="T16"> </text:span><text:span text:style-name="T12">L1 Informatique</text:span></text:p>
          </draw:text-box>
        </draw:frame>
        <draw:frame draw:style-name="gr14" draw:text-style-name="P11" draw:layer="layout" svg:width="13.4cm" svg:height="1.8cm" svg:x="7.466cm" svg:y="12.266cm">
          <draw:text-box>
            <text:p text:style-name="P10"><text:span text:style-name="T9">- Développement de plusieurs application jouables en C </text:span></text:p>
            <text:p text:style-name="P10"><text:span text:style-name="T9">- Création de bases de données en SQL</text:span></text:p>
            <text:p><text:span text:style-name="T9"><text:tab/></text:span><text:span text:style-name="T9">AMIENS – Faculté Jules Verne</text:span></text:p>
          </draw:text-box>
        </draw:frame>
        <draw:frame draw:style-name="gr10" draw:text-style-name="P6" draw:layer="layout" svg:width="11.8cm" svg:height="0.9cm" svg:x="7.466cm" svg:y="14.502cm">
          <draw:text-box>
            <text:p><text:span text:style-name="T8">EXPÉRIENCES PROFESSIONNELLES</text:span></text:p>
          </draw:text-box>
        </draw:frame>
        <draw:frame draw:style-name="gr10" draw:text-style-name="P7" draw:layer="layout" svg:width="12.69cm" svg:height="0.9cm" svg:x="7.466cm" svg:y="15.702cm">
          <draw:text-box>
            <text:p><text:span text:style-name="T15">2014-2019 : </text:span><text:span text:style-name="T17">Emploi saisonnier chez Eurosorb – Manutention</text:span></text:p>
          </draw:text-box>
        </draw:frame>
        <draw:frame draw:style-name="gr15" draw:text-style-name="P11" draw:layer="layout" svg:width="13.4cm" svg:height="2.147cm" svg:x="7.5cm" svg:y="16.402cm">
          <draw:text-box>
            <text:p text:style-name="P10"><text:span text:style-name="T9">- Travail polyvalent en autonomie </text:span></text:p>
            <text:p><text:span text:style-name="T9"><text:tab/></text:span><text:span text:style-name="T9">THOUROTTE – Entreprise spécialisée dans la vente de</text:span></text:p>
            <text:p><text:span text:style-name="T9">produits pour l’environnement</text:span></text:p>
            <text:p><text:span text:style-name="T11">Développer les aptitudes acquises</text:span></text:p>
          </draw:text-box>
        </draw:frame>
        <draw:frame draw:style-name="gr16" draw:text-style-name="P7" draw:layer="layout" svg:width="12.69cm" svg:height="1.199cm" svg:x="7.466cm" svg:y="18.602cm">
          <draw:text-box>
            <text:p><text:span text:style-name="T15">2017-2018 : </text:span><text:span text:style-name="T17">Emploi étudiant chez McDonald’s – Équipier</text:span></text:p>
            <text:p><text:span text:style-name="T17">polyvalent</text:span></text:p>
          </draw:text-box>
        </draw:frame>
        <draw:frame draw:style-name="gr17" draw:text-style-name="P11" draw:layer="layout" svg:width="13.4cm" svg:height="1.8cm" svg:x="7.466cm" svg:y="19.802cm">
          <draw:text-box>
            <text:p text:style-name="P10"><text:span text:style-name="T9">- Travail en équipe et dans l’urgence </text:span></text:p>
            <text:p><text:span text:style-name="T9"><text:tab/></text:span><text:span text:style-name="T9">AMIENS – Restauration rapi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1T09:35:06.258913514</meta:creation-date>
    <dc:date>2019-12-11T15:39:00.294446502</dc:date>
    <meta:editing-duration>PT1H16M17S</meta:editing-duration>
    <meta:editing-cycles>4</meta:editing-cycles>
    <meta:generator>LibreOffice/6.2.8.2$Linux_X86_64 LibreOffice_project/20$Build-2</meta:generator>
    <meta:document-statistic meta:object-count="25"/>
  </office:meta>
</office:document-meta>
</file>